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7b406" officeooo:paragraph-rsid="0017b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it start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" style:font-family-complex="'Droid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09:49:41.068006756</meta:creation-date>
    <dc:date>2024-03-31T10:37:29.604139683</dc:date>
    <meta:editing-duration>PT37M31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24.2.2.2$Linux_X86_64 LibreOffice_project/420$Build-2</meta:generator>
  </office:meta>
</office:document-meta>
</file>